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bf41e" officeooo:paragraph-rsid="001bf41e" style:font-size-asian="20pt" style:font-size-complex="20pt"/>
    </style:style>
    <style:style style:name="P4" style:family="paragraph" style:parent-style-name="Standard">
      <style:text-properties style:font-name="Courier" fo:font-size="16pt" officeooo:rsid="001bf41e" officeooo:paragraph-rsid="001bf41e" style:font-size-asian="16pt" style:font-size-complex="16pt"/>
    </style:style>
    <style:style style:name="P5" style:family="paragraph" style:parent-style-name="Standard">
      <style:text-properties style:font-name="Courier" fo:font-size="16pt" officeooo:paragraph-rsid="001bf41e" style:font-size-asian="16pt" style:font-size-complex="16pt"/>
    </style:style>
    <style:style style:name="T1" style:family="text">
      <style:text-properties officeooo:rsid="001bf41e"/>
    </style:style>
    <style:style style:name="T2" style:family="text">
      <style:text-properties officeooo:rsid="001f5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ide with Me</text:p>
      <text:p text:style-name="P1"/>
      <text:p text:style-name="P4">Abide with me – fast falls the even tide,</text:p>
      <text:p text:style-name="P4">The darkness deepens – Lord with me abide;</text:p>
      <text:p text:style-name="P4">When other helpers fail and comforts flee,</text:p>
      <text:p text:style-name="P4">Help of the helpless, O abide with me!</text:p>
      <text:p text:style-name="P4"/>
      <text:p text:style-name="P4">Swift to its close ebbs out life’s little day,</text:p>
      <text:p text:style-name="P4">Earth’s joys grow dim, its glories pass away;</text:p>
      <text:p text:style-name="P4">Change and decay in all around I see -</text:p>
      <text:p text:style-name="P4">O Thou who changest not abide with me!</text:p>
      <text:p text:style-name="P4"/>
      <text:p text:style-name="P4">I need Thy presence every passing hour -</text:p>
      <text:p text:style-name="P4">What bu<text:span text:style-name="T2">t</text:span> Thy grace can foil the tempter’s power?</text:p>
      <text:p text:style-name="P4"><text:span text:style-name="T2">Who l</text:span>ike Thyself my guide and stay can be?</text:p>
      <text:p text:style-name="P4">Through cloud and sunshine, O abide with me!</text:p>
      <text:p text:style-name="P4"/>
      <text:p text:style-name="P4">Hold Thou Thy word before my closing eyes.</text:p>
      <text:p text:style-name="P4">Shine through the gloom and point me to the skies;</text:p>
      <text:p text:style-name="P4">Heaven’s morning breaks and earth’s vain shadows flee –</text:p>
      <text:p text:style-name="P5"><text:span text:style-name="T1">In life, in death, O Lord, abide with me.</text:span></text:p>
      <text:p text:style-name="P2"/>
      <text:p text:style-name="P2"/>
      <text:p text:style-name="P2">Composer: <text:span text:style-name="T1">William H. Monk (1823-1889)</text:span></text:p>
      <text:p text:style-name="P2">Lyricist: <text:span text:style-name="T1">Henry F. Lyte (1793-184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402in" fo:margin-right="0.4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2:00:42.574000000</meta:creation-date>
    <meta:editing-duration>PT7M23S</meta:editing-duration>
    <meta:editing-cycles>4</meta:editing-cycles>
    <meta:generator>LibreOffice/6.4.4.2$Windows_X86_64 LibreOffice_project/3d775be2011f3886db32dfd395a6a6d1ca2630ff</meta:generator>
    <dc:title>Tuba Hymn Lyrics</dc:title>
    <dc:date>2022-09-07T12:23:03.121000000</dc:date>
    <meta:print-date>2022-09-07T12:19:46.579000000</meta:print-date>
    <meta:document-statistic meta:table-count="0" meta:image-count="0" meta:object-count="0" meta:page-count="1" meta:paragraph-count="19" meta:word-count="146" meta:character-count="777" meta:non-whitespace-character-count="647"/>
    <meta:template xlink:type="simple" xlink:actuate="onRequest" xlink:title="Tuba Hymn Lyrics" xlink:href="../../../../../AppData/Roaming/LibreOffice/4/user/template/Tuba%20Hymn%20Lyrics.ott" meta:date="2022-09-07T12:00:42.091000000"/>
  </office:meta>
</office:document-meta>
</file>